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31c" officeooo:paragraph-rsid="0019731c"/>
    </style:style>
    <style:style style:name="P2" style:family="paragraph" style:parent-style-name="Standard">
      <style:text-properties officeooo:rsid="001b3112" officeooo:paragraph-rsid="001b3112"/>
    </style:style>
    <style:style style:name="T1" style:family="text">
      <style:text-properties officeooo:rsid="001b3112"/>
    </style:style>
    <style:style style:name="T2" style:family="text">
      <style:text-properties officeooo:rsid="001bb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s IHC</text:p>
      <text:p text:style-name="P1"/>
      <text:p text:style-name="P1">Valentina: 27 anos </text:p>
      <text:p text:style-name="P1">Desenvolvedora Front End</text:p>
      <text:p text:style-name="P1">Valentina desenvolve Interfaces, contudo recebe quase sempre com atraso as avaliações e geralmente as mesmas vêm confusas</text:p>
      <text:p text:style-name="P1">Necessidades: Receber <text:span text:style-name="T1">avalição mais objetivas e dentro do prazo.</text:span></text:p>
      <text:p text:style-name="P1"/>
      <text:p text:style-name="P2">Enzo: 35 anos</text:p>
      <text:p text:style-name="P2">Avaliador UX</text:p>
      <text:p text:style-name="P2">Enzo necessita de uma aplicação confiável para avaliar as interfaces de seus clientes (programadores), </text:p>
      <text:p text:style-name="P2">Necessidades: Precisa que suas avaliações fiquem salvas para consulta, e que possa fazer suas avaliações pausadamente <text:span text:style-name="T2">por se tratar de um formulário muito longo, ele gostaria também de uma interface mais amigável na aplicação para avaliaçã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16:28.778644450</meta:creation-date>
    <dc:date>2022-04-04T21:39:37.788638246</dc:date>
    <meta:editing-duration>PT2M8S</meta:editing-duration>
    <meta:editing-cycles>1</meta:editing-cycles>
    <meta:document-statistic meta:table-count="0" meta:image-count="0" meta:object-count="0" meta:page-count="1" meta:paragraph-count="9" meta:word-count="89" meta:character-count="609" meta:non-whitespace-character-count="527"/>
    <meta:generator>LibreOffice/6.4.7.2$Linux_X86_64 LibreOffice_project/40$Build-2</meta:generator>
  </office:meta>
</office:document-meta>
</file>